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Microsoft YaHei" svg:font-family="'Microsoft YaHei'"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4" style:family="paragraph" style:parent-style-name="Standard">
      <style:text-properties style:font-name="Georgia" fo:font-size="10.5pt" style:font-size-asian="10.5pt" style:font-size-complex="10.5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ing God-like</text:p>
      <text:p text:style-name="P2"/>
      <text:p text:style-name="P1"><text:span text:style-name="T1">Read:</text:span> Daniel 1:1-20</text:p>
      <text:p text:style-name="P1"><text:s/></text:p>
      <text:p text:style-name="P1"><text:span text:style-name="T1">Text:</text:span> Proverbs 23:2 "And put a knife to thy throat, if thou be a man given to appetite."</text:p>
      <text:p text:style-name="P1"/>
      <text:p text:style-name="P1"><text:span text:style-name="T1">Introduction:</text:span> Daniel is one of the most God-like man in the Bible. <text:s/>What does it take to become like God? <text:s/>What kind of character is neces-sary to be God-like? <text:s/>When Daniel arrived in Babylon the king changed his name from Daniel, which meant: “let God judge” to Belteshazzar, which meant: “Prince of Baal.” <text:s/>His name was changed but the king could not change his character. <text:s/>I want to speak today about what it takes to be a Godly person like Daniel.</text:p>
      <text:p text:style-name="P1"><text:span text:style-name="T1">I. Daniel knew where to draw the line:</text:span> Daniel was a prisoner of war. He was destined for slavery and could have easily became a galley slave or a field hand but he was offered the chance of a lifetime for a slave. <text:s/>He was <text:s/>offered a clerical job working in Nebuchadnezzar's government. <text:s/>All he needed to do was go along with the program and not make waves. <text:s/>On the very first day he and several cohorts approach the man in charge and tell him that they wanted a different diet. They didn't want to eat the food offered by the king. <text:s/>It was a dangerous suggestion since they could easily have been told to eat it or die or be sent to a job that had less options in the food department.</text:p>
      <text:p text:style-name="P1"><text:s text:c="2"/>While the other captives were enjoying the luxurious food from the kings pantry; Daniel and his friends were eating raw vegetables. <text:s/>While the other captives felt that they had no choice; Daniel and his friends took a great risk and made a critical choice. <text:s/>This decision alone would forever alter the nomenclature of their relationship with God, their fellow captives, and the king. </text:p>
      <text:p text:style-name="P1"><text:span text:style-name="T1">II. Daniel trained his appetite:</text:span> He decided that he would not be spoiled by the generosity of Nebuchadnezzar. <text:s/>He chose less appetizing food so that he would be healthier both spiritually and physically. <text:s/>He was not willing to eat meat that had been offered to idols and was not pre-pared in accordance with the dietary laws for God’s people. <text:s/>He was wary of the kings dainties (his desserts and other unhealthy food). <text:s/>He delib-erately choose to eat food that was less tasty than what the others had. </text:p>
      <text:p text:style-name="P1"><text:s text:c="2"/>Oh how they must have looked down on him! They probably despised Daniel for being so legalistic. <text:s/>They probably laughed at him behind his back for eating such a bland diet. <text:s text:c="2"/>They probably argued among them-selves about the option of going along to get along. <text:s/>They may even have been concerned about the danger that Daniel was putting them all in. <text:s/>It would not surprise me if they were worried that when the king found out he might just reduce their diet to what Daniel and his friends were eating; to save money. </text:p>
      <text:p text:style-name="P1"><text:span text:style-name="T1">III. Daniel was not dependent on the generosity of Nebuchad-nezzar: <text:s/></text:span>It would seem a fair assumption that <text:s/>a captive in that day might have said something like this: “I would be dead right now if it had not been for the generosity of Nebuchadnezzar. <text:s/>He could have killed me but he didn’t. <text:s/>Being a slave (to him) is not that bad.” While many of the captives may have felt dependent on their captors for the life that they lived; Daniel realized that he was a slave rather than a causality of war and he also considered that his situation was determined by God. <text:s/>He was <text:s/>aware that obedience to God was the only way to secure God's plan for his future.</text:p>
      <text:p text:style-name="P1"><text:span text:style-name="T1">IV. Daniel (the slave) had a life-changing influence on three kings.</text:span> <text:s/>Because he would not let the Babylonian culture dictate its’ life-style to him; he was able to bring positive change to Babylon. <text:s/>Nebuchad-nezzar became a convert to Daniel's God, <text:s/>Belshazzar died as a result of refusing to honor God's Word (as spoken by Daniel), and Darius, listened to Daniel and sent the exiles back to rebuild Jerusalem.</text:p>
      <text:p text:style-name="P1"><text:s text:c="2"/>There is nothing limiting the effect that you could have on your world if you would stop making excuses for going along to get along and choosing to stand up for God, and His Word, and doing as He says.</text:p>
      <text:p text:style-name="P1"><text:span text:style-name="T1">Conclude:</text:span> The choices that Daniel made are what made Daniel the man of God that he was. <text:s/>No doubt, it began long before Daniel and his friends arrived in Babylon. <text:s/>They made deliberate choices that they followed through with upon their arrival in Babylon. <text:s/>It became evident, to others, with their decision to refuse to eat the menu provided by the king of a world that they did not belong to. </text:p>
      <text:p text:style-name="P1"><text:s text:c="2"/>The apostle Paul wrote in Colossians 2:20-21: “Wherefore if ye be dead with Christ from the rudiments of the world…Touch not; taste not; handle not;” <text:s/>Paul tells them not to touch, taste, or handle the things of the world. </text:p>
      <text:p text:style-name="P1"><text:s text:c="2"/>Have you ever wondered what causes a person to take a gun and put it to someone’s head and demand money or pull the trigger? <text:s/>Have you won-dered how a person can murder their own family? <text:s/>It all starts with the decision to justify a tiny detour from what they know to be right. <text:s/>If I could take you into prisons today you could talk to hundreds of men or women who would eagerly tell you how they justified their first detour from what they knew to be right. <text:s/></text:p>
      <text:p text:style-name="P1"><text:s text:c="2"/>Alec Murduch did not start out as a murderer. <text:s/>He began as a liar, be-came a drug user, that led to becoming a thief , when these parts of his life were revealed it led to decisions that resulted in the murder his wife and son. </text:p>
      <text:p text:style-name="P1"><text:s text:c="2"/>It is up to you this morning; will you choose to be God like?</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Microsoft YaHei" svg:font-family="'Microsoft YaHei'"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eing a God-like Man </dc:title>
    <meta:initial-creator>Joel Tice</meta:initial-creator>
    <meta:creation-date>2007-06-16T20:03:00</meta:creation-date>
    <dc:creator>Joel Tice</dc:creator>
    <dc:date>2023-03-04T20:54:45.61</dc:date>
    <meta:editing-cycles>11</meta:editing-cycles>
    <meta:editing-duration>P3DT17H33M18S</meta:editing-duration>
    <meta:generator>OpenOffice/4.1.3$Win32 OpenOffice.org_project/413m1$Build-9783</meta:generator>
    <meta:printed-by>Joel Tice</meta:printed-by>
    <meta:print-date>2023-03-04T20:54:17.22</meta:print-date>
    <meta:document-statistic meta:table-count="0" meta:image-count="0" meta:object-count="0" meta:page-count="1" meta:paragraph-count="18" meta:word-count="968" meta:character-count="5305"/>
  </office:meta>
</office:document-meta>
</file>